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3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3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3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4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4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4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4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4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4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4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4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4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4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5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5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5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5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5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5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5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5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5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5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6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6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6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6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6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6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6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6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6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6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7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7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7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7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7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7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7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7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7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7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8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8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8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8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8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8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8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87" style:parent-style-name="Absatz-Standardschriftart" style:family="text">
      <style:text-properties style:font-name="Courier New" style:font-name-asian="Times New Roman" style:font-name-complex="Courier New" fo:color="#808000" style:font-size-complex="10pt" style:language-asian="de" style:country-asian="DE"/>
    </style:style>
    <style:style style:name="T88" style:parent-style-name="Absatz-Standardschriftart" style:family="text">
      <style:text-properties style:font-name="Courier New" style:font-name-asian="Times New Roman" style:font-name-complex="Courier New" fo:color="#808000" style:font-size-complex="10pt" style:language-asian="de" style:country-asian="DE"/>
    </style:style>
    <style:style style:name="T8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9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9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9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9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9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9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font-size-complex="10pt" style:language-asian="de" style:country-asian="DE"/>
    </style:style>
    <style:style style:name="T9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9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9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9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0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0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0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0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0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0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0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0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0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0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1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font-size-complex="10pt" style:language-asian="de" style:country-asian="DE"/>
    </style:style>
    <style:style style:name="T11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1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1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1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1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font-size-complex="10pt" style:language-asian="de" style:country-asian="DE"/>
    </style:style>
    <style:style style:name="T11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1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1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1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2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font-size-complex="10pt" style:language-asian="de" style:country-asian="DE"/>
    </style:style>
    <style:style style:name="T12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2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2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2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2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font-size-complex="10pt" style:language-asian="de" style:country-asian="DE"/>
    </style:style>
    <style:style style:name="T12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2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2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2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3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font-size-complex="10pt" style:language-asian="de" style:country-asian="DE"/>
    </style:style>
    <style:style style:name="T13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3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3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3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3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3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3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3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3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4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4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4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4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4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4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4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4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4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49" style:parent-style-name="Absatz-Standardschriftart" style:family="text">
      <style:text-properties style:font-name="Courier New" style:font-name-asian="Times New Roman" style:font-name-complex="Courier New" fo:color="#808000" style:font-size-complex="10pt" style:language-asian="de" style:country-asian="DE"/>
    </style:style>
    <style:style style:name="T150" style:parent-style-name="Absatz-Standardschriftart" style:family="text">
      <style:text-properties style:font-name="Courier New" style:font-name-asian="Times New Roman" style:font-name-complex="Courier New" fo:color="#808000" style:font-size-complex="10pt" style:language-asian="de" style:country-asian="DE"/>
    </style:style>
    <style:style style:name="T15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5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5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5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5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5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5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5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5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6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16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6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6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6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6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6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6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6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6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7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7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000000" style:font-size-complex="10pt" style:language-asian="de" style:country-asian="DE"/>
    </style:style>
    <style:style style:name="T17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7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7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7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17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7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font-size-complex="10pt" style:language-asian="de" style:country-asian="DE"/>
    </style:style>
    <style:style style:name="T17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7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8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18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8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8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8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000000" style:font-size-complex="10pt" style:language-asian="de" style:country-asian="DE"/>
    </style:style>
    <style:style style:name="T18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8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8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8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18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font-size-complex="10pt" style:language-asian="de" style:country-asian="DE"/>
    </style:style>
    <style:style style:name="T19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19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19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0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01" style:parent-style-name="Absatz-Standardschriftart" style:family="text">
      <style:text-properties style:font-name="Courier New" style:font-name-asian="Times New Roman" style:font-name-complex="Courier New" fo:color="#FFFFFF" style:font-size-complex="10pt" style:language-asian="de" style:country-asian="DE"/>
    </style:style>
    <style:style style:name="T20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0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20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0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0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0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0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09" style:parent-style-name="Absatz-Standardschriftart" style:family="text">
      <style:text-properties style:font-name="Courier New" style:font-name-asian="Times New Roman" style:font-name-complex="Courier New" fo:color="#808000" style:font-size-complex="10pt" style:language-asian="de" style:country-asian="DE"/>
    </style:style>
    <style:style style:name="T210" style:parent-style-name="Absatz-Standardschriftart" style:family="text">
      <style:text-properties style:font-name="Courier New" style:font-name-asian="Times New Roman" style:font-name-complex="Courier New" fo:color="#808000" style:font-size-complex="10pt" style:language-asian="de" style:country-asian="DE"/>
    </style:style>
    <style:style style:name="T21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1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1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1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660E7A" style:font-size-complex="10pt" style:language-asian="de" style:country-asian="DE"/>
    </style:style>
    <style:style style:name="T21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1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1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1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1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20" style:parent-style-name="Absatz-Standardschriftart" style:family="text">
      <style:text-properties style:font-name="Courier New" style:font-name-asian="Times New Roman" style:font-name-complex="Courier New" fo:color="#0000FF" style:font-size-complex="10pt" style:language-asian="de" style:country-asian="DE"/>
    </style:style>
    <style:style style:name="T22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2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2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2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2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2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2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2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2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3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3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3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3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3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3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3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3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3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3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4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4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42" style:parent-style-name="Absatz-Standardschriftart" style:family="text">
      <style:text-properties style:font-name="Courier New" style:font-name-asian="Times New Roman" style:font-name-complex="Courier New" fo:color="#0000FF" style:font-size-complex="10pt" style:language-asian="de" style:country-asian="DE"/>
    </style:style>
    <style:style style:name="T24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4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4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4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4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4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4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5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51" style:parent-style-name="Absatz-Standardschriftart" style:family="text">
      <style:text-properties style:font-name="Courier New" style:font-name-asian="Times New Roman" style:font-name-complex="Courier New" fo:color="#0000FF" style:font-size-complex="10pt" style:language-asian="de" style:country-asian="DE"/>
    </style:style>
    <style:style style:name="T25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5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5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5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5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5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5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5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60" style:parent-style-name="Absatz-Standardschriftart" style:family="text">
      <style:text-properties style:font-name="Courier New" style:font-name-asian="Times New Roman" style:font-name-complex="Courier New" fo:color="#0000FF" style:font-size-complex="10pt" style:language-asian="de" style:country-asian="DE"/>
    </style:style>
    <style:style style:name="T26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6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6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6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6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6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6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6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6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7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7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style:font-size-complex="10pt" style:language-asian="de" style:country-asian="DE"/>
    </style:style>
    <style:style style:name="T272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7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7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7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7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7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7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7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8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8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8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8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8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8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808080" style:font-size-complex="10pt" style:language-asian="de" style:country-asian="DE"/>
    </style:style>
    <style:style style:name="T28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8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8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8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9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9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9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80" style:font-size-complex="10pt" style:language-asian="de" style:country-asian="DE"/>
    </style:style>
    <style:style style:name="T293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94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95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96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97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98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299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00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  <style:style style:name="T301" style:parent-style-name="Absatz-Standardschriftart" style:family="text">
      <style:text-properties style:font-name="Courier New" style:font-name-asian="Times New Roman" style:font-name-complex="Courier New" fo:color="#000000" style:font-size-complex="10pt" style:language-asian="de" style:country-asian="DE"/>
    </style:style>
  </office:automatic-styles>
  <office:body>
    <office:text text:use-soft-page-breaks="true">
      <text:p text:style-name="P1"><text:span text:style-name="T3">package<text:s/></text:span><text:span text:style-name="T4">stqu.schoolorganizer;</text:span><text:span text:style-name="T5"><text:line-break/></text:span><text:span text:style-name="T6"><text:line-break/></text:span><text:span text:style-name="T7">import<text:s/></text:span><text:span text:style-name="T8">android.app.AlertDialog;</text:span><text:span text:style-name="T9"><text:line-break/></text:span><text:span text:style-name="T10">import<text:s/></text:span><text:span text:style-name="T11">android.database.Cursor;</text:span><text:span text:style-name="T12"><text:line-break/></text:span><text:span text:style-name="T13">import<text:s/></text:span><text:span text:style-name="T14">android.os.Bundle;</text:span><text:span text:style-name="T15"><text:line-break/></text:span><text:span text:style-name="T16">import<text:s/></text:span><text:span text:style-name="T17">android.support.v7.app.AppCompatActivity;</text:span><text:span text:style-name="T18"><text:line-break/></text:span><text:span text:style-name="T19">import<text:s/></text:span><text:span text:style-name="T20">android.view.Menu;</text:span><text:span text:style-name="T21"><text:line-break/></text:span><text:span text:style-name="T22">import<text:s/></text:span><text:span text:style-name="T23">android.view.MenuItem;</text:span><text:span text:style-name="T24"><text:line-break/></text:span><text:span text:style-name="T25">import<text:s/></text:span><text:span text:style-name="T26">android.support.design.widget.FloatingActionButton;</text:span><text:span text:style-name="T27"><text:line-break/></text:span><text:span text:style-name="T28">import<text:s/></text:span><text:span text:style-name="T29">android.support.design.widget.Snackbar;</text:span><text:span text:style-name="T30"><text:line-break/></text:span><text:span text:style-name="T31">import<text:s/></text:span><text:span text:style-name="T32">android.support.v7.widget.Toolbar;</text:span><text:span text:style-name="T33"><text:line-break/></text:span><text:span text:style-name="T34">import<text:s/></text:span><text:span text:style-name="T35">android.app.Activity;</text:span><text:span text:style-name="T36"><text:line-break/></text:span><text:span text:style-name="T37">import<text:s/></text:span><text:span text:style-name="T38">android.view.View;</text:span><text:span text:style-name="T39"><text:line-break/></text:span><text:span text:style-name="T40">import<text:s/></text:span><text:span text:style-name="T41">android.widget.Button;</text:span><text:span text:style-name="T42"><text:line-break/></text:span><text:span text:style-name="T43">import<text:s/></text:span><text:span text:style-name="T44">android.widget.EditText;</text:span><text:span text:style-name="T45"><text:line-break/></text:span><text:span text:style-name="T46">import<text:s/></text:span><text:span text:style-name="T47">android.widget.TextView;</text:span><text:span text:style-name="T48"><text:line-break/></text:span><text:span text:style-name="T49">import<text:s/></text:span><text:span text:style-name="T50">android.widget.Toast;</text:span><text:span text:style-name="T51"><text:line-break/></text:span><text:span text:style-name="T52"><text:line-break/></text:span><text:span text:style-name="T53">/**</text:span><text:span text:style-name="T54"><text:line-break/><text:s/>* Created by Imad Abu on 26.03.2016.</text:span><text:span text:style-name="T55"><text:line-break/><text:s/>*/</text:span><text:span text:style-name="T56"><text:line-break/></text:span><text:span text:style-name="T57">public class<text:s/></text:span><text:span text:style-name="T58">HausaufgabenActivity<text:s/></text:span><text:span text:style-name="T59">extends<text:s/></text:span><text:span text:style-name="T60">AppCompatActivity {</text:span><text:span text:style-name="T61"><text:line-break/></text:span><text:span text:style-name="T62"><text:line-break/><text:s text:c="4"/>Tablehw<text:s/></text:span><text:span text:style-name="T63">myDb</text:span><text:span text:style-name="T64">; <text:s/></text:span><text:span text:style-name="T65">// uni direktionale assoziation wird gebildet mit Klasse Tablehw</text:span><text:span text:style-name="T66"><text:line-break/><text:s text:c="4"/></text:span><text:span text:style-name="T67">EditText<text:s/></text:span><text:span text:style-name="T68">edithw</text:span><text:span text:style-name="T69">,<text:s/></text:span><text:span text:style-name="T70">editsubject</text:span><text:span text:style-name="T71">;</text:span><text:span text:style-name="T72">// Buttons und Textfelder <text:s/>werden deklariert</text:span><text:span text:style-name="T73"><text:line-break/><text:s text:c="4"/></text:span><text:span text:style-name="T74">Button<text:s/></text:span><text:span text:style-name="T75">btnAddData</text:span><text:span text:style-name="T76">;</text:span><text:span text:style-name="T77"><text:line-break/><text:s text:c="4"/>Button<text:s/></text:span><text:span text:style-name="T78">btnaktual</text:span><text:span text:style-name="T79">;</text:span><text:span text:style-name="T80"><text:line-break/><text:s text:c="4"/>TextView<text:s/></text:span><text:span text:style-name="T81">ausgabehw</text:span><text:span text:style-name="T82">;</text:span><text:span text:style-name="T83"><text:line-break/></text:span><text:span text:style-name="T84"><text:line-break/></text:span><text:span text:style-name="T85"><text:line-break/></text:span><text:span text:style-name="T86"><text:line-break/><text:s text:c="4"/></text:span><text:span text:style-name="T87">@Override</text:span><text:span text:style-name="T88"><text:line-break/><text:s text:c="4"/></text:span><text:span text:style-name="T89">protected void<text:s/></text:span><text:span text:style-name="T90">onCreate(Bundle savedInstanceState) {</text:span><text:span text:style-name="T91"><text:line-break/><text:s text:c="8"/></text:span><text:span text:style-name="T92">super</text:span><text:span text:style-name="T93">.onCreate(savedInstanceState);</text:span><text:span text:style-name="T94"><text:line-break/><text:s text:c="8"/>setContentView(R.layout.</text:span><text:span text:style-name="T95">hausaufgabenlayout</text:span><text:span text:style-name="T96">);</text:span><text:span text:style-name="T97">// die activity dieser Klasse wird ausgewählt das heißt man stellt verbindung zur gui und Steuerung her</text:span><text:span text:style-name="T98"><text:line-break/></text:span><text:soft-page-break/><text:span text:style-name="T99"><text:s text:c="8"/></text:span><text:span text:style-name="T100">myDb<text:s/></text:span><text:span text:style-name="T101">=<text:s/></text:span><text:span text:style-name="T102">new<text:s/></text:span><text:span text:style-name="T103">Tablehw(</text:span><text:span text:style-name="T104">this</text:span><text:span text:style-name="T105">);</text:span><text:span text:style-name="T106"><text:line-break/></text:span><text:span text:style-name="T107"><text:line-break/><text:s text:c="8"/></text:span><text:span text:style-name="T108">edithw<text:s/></text:span><text:span text:style-name="T109">= (EditText) findViewById(R.id.</text:span><text:span text:style-name="T110">txteingabehw</text:span><text:span text:style-name="T111">); <text:s text:c="18"/></text:span><text:span text:style-name="T112"><text:s text:c="8"/></text:span><text:span text:style-name="T113">editsubject<text:s/></text:span><text:span text:style-name="T114">= (EditText) findViewById(R.id.</text:span><text:span text:style-name="T115">txteingabefach</text:span><text:span text:style-name="T116">);</text:span><text:span text:style-name="T117"><text:line-break/><text:s text:c="8"/></text:span><text:span text:style-name="T118">btnAddData<text:s/></text:span><text:span text:style-name="T119">= (Button) findViewById(R.id.</text:span><text:span text:style-name="T120">btnSpeichern</text:span><text:span text:style-name="T121">);</text:span><text:span text:style-name="T122"><text:line-break/><text:s text:c="8"/></text:span><text:span text:style-name="T123">btnaktual<text:s/></text:span><text:span text:style-name="T124">= (Button) findViewById(R.id.</text:span><text:span text:style-name="T125">btnaktualisiere</text:span><text:span text:style-name="T126">);</text:span><text:span text:style-name="T127"><text:line-break/><text:s text:c="8"/></text:span><text:span text:style-name="T128">ausgabehw<text:s/></text:span><text:span text:style-name="T129">= (TextView) findViewById(R.id.</text:span><text:span text:style-name="T130">txtausgabe</text:span><text:span text:style-name="T131">);</text:span><text:span text:style-name="T132"><text:line-break/></text:span><text:span text:style-name="T133">// Die Buttons und Textfelder erhalten ihre zuweisung zu einer Variable</text:span><text:span text:style-name="T134"><text:line-break/></text:span><text:span text:style-name="T135"><text:s text:c="8"/>AddData();</text:span><text:span text:style-name="T136"><text:line-break/><text:s text:c="8"/>viewAll();</text:span><text:span text:style-name="T137"><text:line-break/><text:s text:c="4"/>}</text:span><text:span text:style-name="T138"><text:line-break/><text:s text:c="4"/></text:span><text:span text:style-name="T139">public void<text:s/></text:span><text:span text:style-name="T140">AddData() {</text:span><text:span text:style-name="T141"><text:s/>// ein Klicklisten</text:span><text:span text:style-name="T142"><text:line-break/><text:s text:c="8"/></text:span><text:span text:style-name="T143">btnAddData</text:span><text:span text:style-name="T144">.setOnClickListener(</text:span><text:span text:style-name="T145"><text:line-break/><text:s text:c="16"/></text:span><text:span text:style-name="T146">new<text:s/></text:span><text:span text:style-name="T147">View.OnClickListener() {</text:span><text:span text:style-name="T148"><text:line-break/><text:s text:c="20"/></text:span><text:span text:style-name="T149">@Override</text:span><text:span text:style-name="T150"><text:line-break/><text:s text:c="20"/></text:span><text:span text:style-name="T151">public void<text:s/></text:span><text:span text:style-name="T152">onClick(View v) {</text:span><text:span text:style-name="T153"><text:line-break/><text:s text:c="24"/></text:span><text:span text:style-name="T154">boolean<text:s/></text:span><text:span text:style-name="T155">isInserted =<text:s/></text:span><text:span text:style-name="T156">myDb</text:span><text:span text:style-name="T157">.insertData(</text:span><text:span text:style-name="T158">edithw</text:span><text:span text:style-name="T159">.getText().toString(),<text:s/></text:span><text:span text:style-name="T160">editsubject</text:span><text:span text:style-name="T161">.getText().toString());<text:s/></text:span><text:span text:style-name="T162">//</text:span><text:span text:style-name="T163">is inserted</text:span><text:span text:style-name="T164"><text:s/>Variable die Prüfen soll ob Datensatz Daten enthält</text:span><text:span text:style-name="T165"><text:line-break/><text:s text:c="24"/></text:span><text:span text:style-name="T166">if<text:s/></text:span><text:span text:style-name="T167">(isInserted =<text:s/></text:span><text:span text:style-name="T168">true</text:span><text:span text:style-name="T169">)</text:span><text:span text:style-name="T170"><text:line-break/><text:s text:c="28"/>Toast.</text:span><text:span text:style-name="T171">makeText</text:span><text:span text:style-name="T172">(HausaufgabenActivity.</text:span><text:span text:style-name="T173">this</text:span><text:span text:style-name="T174">,<text:s/></text:span><text:span text:style-name="T175">"Data Inserted"</text:span><text:span text:style-name="T176">, Toast.</text:span><text:span text:style-name="T177">LENGTH_LONG</text:span><text:span text:style-name="T178">).show();<text:s/></text:span><text:span text:style-name="T179">// If anweisung die den Datensatz auf Inhalt üperprüft und dann entsprechende Meldungen ausgibt</text:span><text:span text:style-name="T180"><text:line-break/><text:s text:c="24"/></text:span><text:span text:style-name="T181">else</text:span><text:span text:style-name="T182"><text:line-break/><text:s text:c="28"/></text:span><text:span text:style-name="T183">Toast.</text:span><text:span text:style-name="T184">makeText</text:span><text:span text:style-name="T185">(HausaufgabenActivity.</text:span><text:span text:style-name="T186">this</text:span><text:span text:style-name="T187">,<text:s/></text:span><text:span text:style-name="T188">"Data not Inserted"</text:span><text:span text:style-name="T189">, Toast.</text:span><text:span text:style-name="T190">LENGTH_LONG</text:span><text:span text:style-name="T191">).show();</text:span><text:span text:style-name="T192"><text:line-break/><text:s text:c="20"/>}</text:span><text:span text:style-name="T193"><text:line-break/><text:s text:c="16"/>}</text:span><text:span text:style-name="T194"><text:line-break/><text:s text:c="8"/>);</text:span><text:span text:style-name="T195"><text:line-break/><text:s text:c="4"/>}</text:span><text:span text:style-name="T196"><text:line-break/></text:span><text:span text:style-name="T197"><text:line-break/><text:s text:c="4"/></text:span><text:span text:style-name="T198">public void<text:s/></text:span><text:span text:style-name="T199">viewAll() {</text:span><text:span text:style-name="T200"><text:s text:c="2"/></text:span><text:span text:style-name="T201">// viewALL Methode die einen CLicklistener initialisiert</text:span><text:span text:style-name="T202"><text:line-break/><text:s text:c="8"/></text:span><text:span text:style-name="T203">btnaktual</text:span><text:span text:style-name="T204">.setOnClickListener(</text:span><text:span text:style-name="T205"><text:line-break/><text:s text:c="16"/></text:span><text:span text:style-name="T206">new<text:s/></text:span><text:span text:style-name="T207">View.OnClickListener() {</text:span><text:span text:style-name="T208"><text:line-break/><text:s text:c="20"/></text:span><text:span text:style-name="T209">@Override</text:span><text:span text:style-name="T210"><text:line-break/><text:s text:c="20"/></text:span><text:span text:style-name="T211">public void<text:s/></text:span><text:span text:style-name="T212">onClick(View v) {</text:span><text:span text:style-name="T213"><text:line-break/><text:s text:c="24"/>Cursor res =<text:s/></text:span><text:span text:style-name="T214">myDb</text:span><text:span text:style-name="T215">.getAllData();</text:span><text:span text:style-name="T216"><text:line-break/></text:span><text:soft-page-break/><text:span text:style-name="T217"><text:s text:c="24"/></text:span><text:span text:style-name="T218">if<text:s/></text:span><text:span text:style-name="T219">(res.getCount() ==<text:s/></text:span><text:span text:style-name="T220">0</text:span><text:span text:style-name="T221">) { <text:s text:c="32"/></text:span><text:span text:style-name="T222">// es wird überprüft ob ein Datensatz verfügbar ist! und wenn nicht eine entsprechende Meldung</text:span><text:span text:style-name="T223"><text:line-break/><text:s text:c="28"/></text:span><text:span text:style-name="T224">showMessage(</text:span><text:span text:style-name="T225">"Error"</text:span><text:span text:style-name="T226">,<text:s/></text:span><text:span text:style-name="T227">"Nothing found"</text:span><text:span text:style-name="T228">);</text:span><text:span text:style-name="T229"><text:line-break/><text:s text:c="28"/></text:span><text:span text:style-name="T230">return</text:span><text:span text:style-name="T231">;</text:span><text:span text:style-name="T232"><text:line-break/><text:s text:c="24"/>}</text:span><text:span text:style-name="T233"><text:line-break/><text:s text:c="24"/>StringBuffer buffer =<text:s/></text:span><text:span text:style-name="T234">new<text:s/></text:span><text:span text:style-name="T235">StringBuffer();</text:span><text:span text:style-name="T236"><text:line-break/><text:s text:c="24"/></text:span><text:span text:style-name="T237">while<text:s/></text:span><text:span text:style-name="T238">(res.moveToNext()) {</text:span><text:span text:style-name="T239"><text:line-break/><text:s text:c="28"/>buffer.append(</text:span><text:span text:style-name="T240">"Hausaufgabe :"<text:s/></text:span><text:span text:style-name="T241">+ res.getString(</text:span><text:span text:style-name="T242">0</text:span><text:span text:style-name="T243">) +<text:s/></text:span><text:span text:style-name="T244">"</text:span><text:span text:style-name="T245">\n</text:span><text:span text:style-name="T246">"</text:span><text:span text:style-name="T247">);</text:span><text:span text:style-name="T248"><text:line-break/><text:s text:c="28"/>buffer.append(</text:span><text:span text:style-name="T249">"Beschreibung :"<text:s/></text:span><text:span text:style-name="T250">+ res.getString(</text:span><text:span text:style-name="T251">1</text:span><text:span text:style-name="T252">) +<text:s/></text:span><text:span text:style-name="T253">"</text:span><text:span text:style-name="T254">\n</text:span><text:span text:style-name="T255">"</text:span><text:span text:style-name="T256">);</text:span><text:span text:style-name="T257"><text:line-break/><text:s text:c="28"/>buffer.append(</text:span><text:span text:style-name="T258">"Fach :"<text:s/></text:span><text:span text:style-name="T259">+ res.getString(</text:span><text:span text:style-name="T260">2</text:span><text:span text:style-name="T261">) +<text:s/></text:span><text:span text:style-name="T262">"</text:span><text:span text:style-name="T263">\n\n</text:span><text:span text:style-name="T264">"</text:span><text:span text:style-name="T265">);</text:span><text:span text:style-name="T266"><text:line-break/><text:s text:c="28"/></text:span><text:span text:style-name="T267">//hier wird der Spaltenindex festgelegt und jeder datensatz ausgewählt</text:span><text:span text:style-name="T268"><text:line-break/><text:s text:c="24"/></text:span><text:span text:style-name="T269">}</text:span><text:span text:style-name="T270"><text:line-break/><text:s text:c="24"/>showMessage(</text:span><text:span text:style-name="T271">"Hausaufgaben"</text:span><text:span text:style-name="T272">,buffer.toString());<text:s/></text:span><text:span text:style-name="T273">// ausgabe der Daten wird festgelegt Hausaufgaben ist hier die Überschrift</text:span><text:span text:style-name="T274"><text:line-break/></text:span><text:span text:style-name="T275"><text:line-break/><text:s text:c="20"/></text:span><text:span text:style-name="T276">}</text:span><text:span text:style-name="T277"><text:line-break/><text:s text:c="16"/>}</text:span><text:span text:style-name="T278"><text:line-break/><text:s text:c="8"/>);</text:span><text:span text:style-name="T279"><text:line-break/><text:s text:c="4"/>}</text:span><text:span text:style-name="T280"><text:line-break/></text:span><text:span text:style-name="T281"><text:line-break/><text:s text:c="4"/></text:span><text:span text:style-name="T282">public void<text:s/></text:span><text:span text:style-name="T283">showMessage(String title, String Message) { <text:s text:c="17"/></text:span><text:span text:style-name="T284">// Eine Methode die den MessageBuilder initialisiert</text:span><text:span text:style-name="T285"><text:line-break/><text:s text:c="8"/></text:span><text:span text:style-name="T286">AlertDialog.Builder builder =<text:s/></text:span><text:span text:style-name="T287">new<text:s/></text:span><text:span text:style-name="T288">AlertDialog.Builder(</text:span><text:span text:style-name="T289">this</text:span><text:span text:style-name="T290">);</text:span><text:span text:style-name="T291"><text:line-break/><text:s text:c="8"/>builder.setCancelable(</text:span><text:span text:style-name="T292">true</text:span><text:span text:style-name="T293">);</text:span><text:span text:style-name="T294"><text:line-break/><text:s text:c="8"/>builder.setTitle(title);</text:span><text:span text:style-name="T295"><text:line-break/><text:s text:c="8"/>builder.setMessage(Message);</text:span><text:span text:style-name="T296"><text:line-break/><text:s text:c="8"/>builder.show();</text:span><text:span text:style-name="T297"><text:line-break/><text:s text:c="4"/>}</text:span><text:span text:style-name="T298"><text:line-break/></text:span><text:span text:style-name="T299"><text:line-break/></text:span><text:span text:style-name="T300"><text:line-break/></text:span><text:span text:style-name="T301"><text:line-break/>}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7875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fzeile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P2">Steuerung der Hausaufgaben Klasse : <text:s/>HausaufgabenActivity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mad Abu</meta:initial-creator>
    <dc:creator>Imad Abu</dc:creator>
    <meta:creation-date>2016-07-10T10:34:00Z</meta:creation-date>
    <dc:date>2016-07-10T10:39:00Z</dc:date>
    <meta:template xlink:href="Normal" xlink:type="simple"/>
    <meta:editing-cycles>2</meta:editing-cycles>
    <meta:editing-duration>PT0S</meta:editing-duration>
    <meta:document-statistic meta:page-count="3" meta:paragraph-count="8" meta:word-count="571" meta:character-count="4166" meta:row-count="30" meta:non-whitespace-character-count="3603"/>
  </office:meta>
</office:document-meta>
</file>